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2.238cm" fo:min-width="6.521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2.238cm" fo:min-width="4.845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heads_20_4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2.238cm" fo:min-width="6.116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2.238cm" fo:min-width="4.567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background-color="#ffffff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04cm" svg:height="0.962cm" svg:x="7.232cm" svg:y="4.483cm">
          <draw:text-box>
            <text:p><text:span text:style-name="T1">Admin of</text:span></text:p>
          </draw:text-box>
        </draw:frame>
        <draw:frame draw:style-name="gr1" draw:text-style-name="P1" draw:layer="layout" svg:width="3.004cm" svg:height="0.962cm" svg:x="7.219cm" svg:y="8.353cm">
          <draw:text-box>
            <text:p><text:span text:style-name="T1">Admin of</text:span></text:p>
          </draw:text-box>
        </draw:frame>
        <draw:frame draw:style-name="gr1" draw:text-style-name="P1" draw:layer="layout" svg:width="3.004cm" svg:height="0.962cm" svg:x="7.219cm" svg:y="12.129cm">
          <draw:text-box>
            <text:p><text:span text:style-name="T1">Admin of</text:span></text:p>
          </draw:text-box>
        </draw:frame>
        <draw:custom-shape draw:style-name="gr2" draw:text-style-name="P3" draw:layer="layout" svg:width="7.073cm" svg:height="2.54cm" svg:x="10.437cm" svg:y="4.175cm">
          <text:p text:style-name="P2">PolygonZkEVM.sol</text:p>
          <text:p text:style-name="P2">Prox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073cm" svg:height="2.54cm" svg:x="10.437cm" svg:y="7.985cm">
          <text:p text:style-name="P2">PolygonZkEVMGlobalExitRoot.sol</text:p>
          <text:p text:style-name="P2">Prox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073cm" svg:height="2.54cm" svg:x="10.437cm" svg:y="11.795cm">
          <text:p text:style-name="P2">PolygonZkEVMBridge.sol</text:p>
          <text:p text:style-name="P2">Prox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2.54cm" svg:x="1.635cm" svg:y="11.795cm">
          <text:p text:style-name="P2">ProxyAdmin.so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2.54cm" svg:x="1.635cm" svg:y="7.985cm">
          <text:p text:style-name="P2">ProxyAdmin.so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2.54cm" svg:x="1.635cm" svg:y="4.175cm">
          <text:p text:style-name="P2">ProxyAdmin.sol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032cm" svg:y1="5.445cm" svg:x2="10.437cm" svg:y2="5.445cm">
          <text:p/>
        </draw:line>
        <draw:line draw:style-name="gr4" draw:text-style-name="P4" draw:layer="layout" svg:x1="7.019cm" svg:y1="9.315cm" svg:x2="10.424cm" svg:y2="9.315cm">
          <text:p/>
        </draw:line>
        <draw:line draw:style-name="gr4" draw:text-style-name="P4" draw:layer="layout" svg:x1="7.019cm" svg:y1="13.091cm" svg:x2="10.424cm" svg:y2="13.091cm">
          <text:p/>
        </draw:line>
        <draw:custom-shape draw:style-name="gr5" draw:text-style-name="P3" draw:layer="layout" svg:width="6.668cm" svg:height="2.54cm" svg:x="20.237cm" svg:y="4.175cm">
          <text:p text:style-name="P2">PolygonZkEVM.sol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68cm" svg:height="2.54cm" svg:x="20.237cm" svg:y="7.985cm">
          <text:p text:style-name="P2">PolygonZkEVMGlobalExitRoot.sol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68cm" svg:height="2.54cm" svg:x="20.237cm" svg:y="11.795cm">
          <text:p text:style-name="P2">PolygonZkEVMBridge.sol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0cm" svg:y1="5.445cm" svg:x2="1.65cm" svg:y2="5.445cm">
          <text:p/>
        </draw:line>
        <draw:line draw:style-name="gr4" draw:text-style-name="P4" draw:layer="layout" svg:x1="0cm" svg:y1="9.315cm" svg:x2="1.637cm" svg:y2="9.315cm">
          <text:p/>
        </draw:line>
        <draw:line draw:style-name="gr4" draw:text-style-name="P4" draw:layer="layout" svg:x1="0cm" svg:y1="13.091cm" svg:x2="1.637cm" svg:y2="13.091cm">
          <text:p/>
        </draw:line>
        <draw:line draw:style-name="gr6" draw:text-style-name="P4" draw:layer="layout" svg:x1="0cm" svg:y1="5.42cm" svg:x2="0cm" svg:y2="13.116cm">
          <text:p/>
        </draw:line>
        <draw:custom-shape draw:style-name="gr7" draw:text-style-name="P3" draw:layer="layout" svg:width="5.119cm" svg:height="2.54cm" svg:x="-9.029cm" svg:y="8.033cm">
          <text:p text:style-name="P2">PolygonZkEVMTimelock.sol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cm" svg:y1="9.317cm" svg:x2="-3.91cm" svg:y2="9.317cm">
          <text:p/>
        </draw:line>
        <draw:frame draw:style-name="gr8" draw:text-style-name="P1" draw:layer="layout" svg:width="3.076cm" svg:height="0.962cm" svg:x="-3.527cm" svg:y="8.293cm">
          <draw:text-box>
            <text:p><text:span text:style-name="T1">Owner of</text:span></text:p>
          </draw:text-box>
        </draw:frame>
        <draw:frame draw:style-name="gr1" draw:text-style-name="P1" draw:layer="layout" svg:width="3.004cm" svg:height="0.962cm" svg:x="7.232cm" svg:y="4.483cm">
          <draw:text-box>
            <text:p><text:span text:style-name="T1">Admin of</text:span></text:p>
          </draw:text-box>
        </draw:frame>
        <draw:frame draw:style-name="gr1" draw:text-style-name="P1" draw:layer="layout" svg:width="3.004cm" svg:height="0.962cm" svg:x="7.232cm" svg:y="4.483cm">
          <draw:text-box>
            <text:p><text:span text:style-name="T1">Admin of</text:span></text:p>
          </draw:text-box>
        </draw:frame>
        <draw:line draw:style-name="gr4" draw:text-style-name="P4" draw:layer="layout" svg:x1="18.587cm" svg:y1="5.445cm" svg:x2="20.237cm" svg:y2="5.445cm">
          <text:p/>
        </draw:line>
        <draw:line draw:style-name="gr4" draw:text-style-name="P4" draw:layer="layout" svg:x1="18.587cm" svg:y1="9.315cm" svg:x2="20.224cm" svg:y2="9.315cm">
          <text:p/>
        </draw:line>
        <draw:line draw:style-name="gr4" draw:text-style-name="P4" draw:layer="layout" svg:x1="18.587cm" svg:y1="13.091cm" svg:x2="20.224cm" svg:y2="13.091cm">
          <text:p/>
        </draw:line>
        <draw:line draw:style-name="gr6" draw:text-style-name="P4" draw:layer="layout" svg:x1="18.609cm" svg:y1="3.222cm" svg:x2="18.609cm" svg:y2="13.116cm">
          <text:p/>
        </draw:line>
        <draw:line draw:style-name="gr6" draw:text-style-name="P4" draw:layer="layout" svg:x1="-6.469cm" svg:y1="3.25cm" svg:x2="18.614cm" svg:y2="3.25cm">
          <text:p/>
        </draw:line>
        <draw:line draw:style-name="gr6" draw:text-style-name="P4" draw:layer="layout" svg:x1="-6.469cm" svg:y1="8.033cm" svg:x2="-6.469cm" svg:y2="3.222cm">
          <text:p/>
        </draw:line>
        <draw:frame draw:style-name="gr1" draw:text-style-name="P1" draw:layer="layout" svg:width="3.004cm" svg:height="0.962cm" svg:x="4.346cm" svg:y="2.27cm">
          <draw:text-box>
            <text:p><text:span text:style-name="T1">Admin of</text:span></text:p>
          </draw:text-box>
        </draw:frame>
        <draw:custom-shape draw:style-name="gr7" draw:text-style-name="P3" draw:layer="layout" svg:width="5.119cm" svg:height="2.54cm" svg:x="-17.544cm" svg:y="8.033cm">
          <text:p text:style-name="P2">Governance multi-sign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004cm" svg:height="0.962cm" svg:x="-12.256cm" svg:y="8.366cm">
          <draw:text-box>
            <text:p><text:span text:style-name="T1">Admin of</text:span></text:p>
          </draw:text-box>
        </draw:frame>
        <draw:line draw:style-name="gr4" draw:text-style-name="P4" draw:layer="layout" svg:x1="-12.456cm" svg:y1="9.328cm" svg:x2="-9.051cm" svg:y2="9.32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29T10:57:51.679221532</dc:date>
    <meta:editing-duration>P1DT12H28M43S</meta:editing-duration>
    <meta:editing-cycles>36</meta:editing-cycles>
    <meta:generator>LibreOffice/7.3.7.2$Linux_X86_64 LibreOffice_project/30$Build-2</meta:generator>
    <meta:document-statistic meta:object-count="34"/>
  </office:meta>
</office:document-meta>
</file>